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6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pan text:style-name="T1">4 miles</text:span></text:p>
      <text:p text:style-name="P8">I ran 4 miles not very fast. 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3T13:22:48.21</dc:date>
    <dc:creator>James Lombardi</dc:creator>
    <meta:editing-duration>PT22H40M59S</meta:editing-duration>
    <meta:editing-cycles>152</meta:editing-cycles>
    <meta:document-statistic meta:table-count="0" meta:image-count="0" meta:object-count="0" meta:page-count="4" meta:paragraph-count="80" meta:word-count="1216" meta:character-count="5877"/>
  </office:meta>
</office:document-meta>
</file>